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akIdentityCollection.retain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IdentityCollection.WeakIdentityCollection( int initialCapac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akIdentityCollection.cleanQue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akIdentityCollection.remove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IdentityCollection.to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akIdentityCollection.add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eakIdentityCollection.ensureCapacity( int minCapac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akIdentityCollection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IdentityCollection.contains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IdentityCollection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akRef.WeakRef( Object referent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akIdentityCollection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IdentityCollection.toArray( Object a [ ]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eakIdentityCollection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akIdentityCollection.contain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te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akIdentityCollection.remove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akIdentityCollection.add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